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969B12E0F1.png" manifest:media-type="image/png"/>
  <manifest:file-entry manifest:full-path="Pictures/100002010000009600000096A43ECDD3.png" manifest:media-type="image/png"/>
  <manifest:file-entry manifest:full-path="Pictures/100000000000067A000002F893000C02.png" manifest:media-type="image/png"/>
  <manifest:file-entry manifest:full-path="Pictures/1000020100000096000000969FFD527E.png" manifest:media-type="image/png"/>
  <manifest:file-entry manifest:full-path="Pictures/10000201000002F600000206ADF2004F.png" manifest:media-type="image/png"/>
  <manifest:file-entry manifest:full-path="Pictures/100002010000009600000096822B6088.png" manifest:media-type="image/png"/>
  <manifest:file-entry manifest:full-path="Pictures/10000000000002CB000001B416B1266E.png" manifest:media-type="image/png"/>
  <manifest:file-entry manifest:full-path="Pictures/10000000000003E8000003E868F4AC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14cm, 0cm, 2.816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634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554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545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7" style:family="graphic" style:parent-style-name="standard">
      <style:graphic-properties svg:stroke-color="#000000" draw:fill-color="#ffffff" draw:textarea-vertical-align="middle" draw:auto-grow-height="false" fo:min-height="2.748cm" fo:min-width="3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26cm"/>
    </style:style>
    <style:style style:name="gr9" style:family="graphic">
      <style:graphic-properties style:protect="size"/>
    </style:style>
    <style:style style:name="pr1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6cm" fo:text-align="center"/>
      <style:text-properties fo:color="#000000"/>
    </style:style>
    <style:style style:name="P3" style:family="paragraph">
      <style:text-properties fo:font-size="35pt" style:font-size-asian="35pt" style:font-size-complex="35pt"/>
    </style:style>
    <style:style style:name="P4" style:family="paragraph">
      <style:text-properties fo:font-size="20pt"/>
    </style:style>
    <style:style style:name="T1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911cm 10.72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draw:transform="rotate (0.750142512507163) translate (11.4cm 13.28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6cm" svg:height="2.368cm" svg:x="14.518cm" svg:y="11.4cm">
          <draw:image xlink:href="Pictures/100002010000009600000096822B6088.png" xlink:type="simple" xlink:show="embed" xlink:actuate="onLoad">
            <text:p/>
          </draw:image>
        </draw:frame>
        <draw:frame draw:style-name="gr4" draw:text-style-name="P1" draw:layer="layout" svg:width="2.2cm" svg:height="2.2cm" svg:x="8.712cm" svg:y="6.8cm">
          <draw:image xlink:href="Pictures/1000020100000096000000969FFD527E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cm">
          <draw:image xlink:href="Pictures/100002010000009600000096A43ECDD3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9.294cm 12.8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6.2cm" svg:height="1.631cm" svg:x="20cm" svg:y="9.585cm">
          <draw:text-box>
            <text:p><text:span text:style-name="T1">PATTERN</text:span></text:p>
          </draw:text-box>
        </draw:frame>
        <draw:frame draw:style-name="gr6" draw:text-style-name="P3" draw:layer="layout" svg:width="6.8cm" svg:height="1.631cm" svg:x="12.3cm" svg:y="16.2cm">
          <draw:text-box>
            <text:p><text:span text:style-name="T1">PROCESS</text:span></text:p>
          </draw:text-box>
        </draw:frame>
        <draw:frame draw:style-name="gr6" draw:text-style-name="P3" draw:layer="layout" svg:width="3.8cm" svg:height="1.631cm" svg:x="8.4cm" svg:y="9.585cm">
          <draw:text-box>
            <text:p><text:span text:style-name="T1">DATA</text:span></text:p>
          </draw:text-box>
        </draw:frame>
        <draw:custom-shape draw:style-name="gr7" draw:text-style-name="P1" draw:layer="layout" svg:width="3.601cm" svg:height="2.997cm" draw:transform="rotate (-3.1401963901882) translate (17.503cm 20.195cm)">
          <text:p/>
          <draw:enhanced-geometry svg:viewBox="0 0 21600 21600" draw:mirror-horizontal="false" draw:mirror-vertical="false" draw:text-areas="0 0 21600 21600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9B12E0F1.png" xlink:type="simple" xlink:show="embed" xlink:actuate="onLoad">
            <text:p/>
          </draw:image>
        </draw:frame>
        <draw:frame draw:style-name="gr8" draw:layer="layout" svg:width="8.626cm" svg:height="0.962cm" svg:x="11.2cm" svg:y="20.238cm">
          <draw:text-box>
            <text:p>Opaque Thought Experiment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911cm 10.72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draw:transform="rotate (0.750142512507163) translate (11.4cm 13.28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6cm" svg:height="2.368cm" svg:x="14.518cm" svg:y="11.4cm">
          <draw:image xlink:href="Pictures/100002010000009600000096822B6088.png" xlink:type="simple" xlink:show="embed" xlink:actuate="onLoad">
            <text:p/>
          </draw:image>
        </draw:frame>
        <draw:frame draw:style-name="gr4" draw:text-style-name="P1" draw:layer="layout" svg:width="2.2cm" svg:height="2.2cm" svg:x="8.712cm" svg:y="6.8cm">
          <draw:image xlink:href="Pictures/1000020100000096000000969FFD527E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cm">
          <draw:image xlink:href="Pictures/100002010000009600000096A43ECDD3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9.294cm 12.8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6.2cm" svg:height="1.631cm" svg:x="20cm" svg:y="9.585cm">
          <draw:text-box>
            <text:p><text:span text:style-name="T1">PATTERN</text:span></text:p>
          </draw:text-box>
        </draw:frame>
        <draw:frame draw:style-name="gr6" draw:text-style-name="P3" draw:layer="layout" svg:width="6.8cm" svg:height="1.631cm" svg:x="12.3cm" svg:y="16.2cm">
          <draw:text-box>
            <text:p><text:span text:style-name="T1">PROCESS</text:span></text:p>
          </draw:text-box>
        </draw:frame>
        <draw:frame draw:style-name="gr6" draw:text-style-name="P3" draw:layer="layout" svg:width="3.8cm" svg:height="1.631cm" svg:x="8.4cm" svg:y="9.585cm">
          <draw:text-box>
            <text:p><text:span text:style-name="T1">DATA</text:span></text:p>
          </draw:text-box>
        </draw:frame>
        <draw:custom-shape draw:style-name="gr7" draw:text-style-name="P1" draw:layer="layout" svg:width="3.601cm" svg:height="2.997cm" draw:transform="rotate (-3.1401963901882) translate (17.503cm 20.195cm)">
          <text:p/>
          <draw:enhanced-geometry svg:viewBox="0 0 21600 21600" draw:mirror-horizontal="false" draw:mirror-vertical="false" draw:text-areas="0 0 21600 21600" draw:type="circular-arrow" draw:modifiers="161.163038015845 11.3315125154309 8323.72233244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9B12E0F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911cm 10.72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cm" svg:height="3.5cm" draw:transform="rotate (0.750142512507163) translate (11.4cm 13.28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draw:frame draw:style-name="gr4" draw:text-style-name="P1" draw:layer="layout" svg:width="2.2cm" svg:height="2.2cm" svg:x="8.712cm" svg:y="6.8cm">
          <draw:image xlink:href="Pictures/1000020100000096000000969FFD527E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cm">
          <draw:image xlink:href="Pictures/100002010000009600000096A43ECDD3.png" xlink:type="simple" xlink:show="embed" xlink:actuate="onLoad">
            <text:p/>
          </draw:image>
        </draw:frame>
        <draw:custom-shape draw:style-name="gr5" draw:text-style-name="P2" draw:layer="layout" svg:width="1.003cm" svg:height="3.489cm" draw:transform="skewX (-0.000523598775598261) rotate (-0.882962068583931) translate (19.294cm 12.8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6.2cm" svg:height="1.631cm" svg:x="20cm" svg:y="9.585cm">
          <draw:text-box>
            <text:p><text:span text:style-name="T1">PATTERN</text:span></text:p>
          </draw:text-box>
        </draw:frame>
        <draw:frame draw:style-name="gr6" draw:text-style-name="P3" draw:layer="layout" svg:width="6.8cm" svg:height="1.631cm" svg:x="12.3cm" svg:y="16.2cm">
          <draw:text-box>
            <text:p><text:span text:style-name="T1">PROCESS</text:span></text:p>
          </draw:text-box>
        </draw:frame>
        <draw:frame draw:style-name="gr6" draw:text-style-name="P3" draw:layer="layout" svg:width="3.8cm" svg:height="1.631cm" svg:x="8.4cm" svg:y="9.585cm">
          <draw:text-box>
            <text:p><text:span text:style-name="T1">DATA</text:span></text:p>
          </draw:text-box>
        </draw:fram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9B12E0F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custom-shape draw:style-name="gr2" draw:text-style-name="P2" draw:layer="layout" svg:width="1cm" svg:height="3.6cm" draw:transform="skewX (0.0136135681655558) rotate (1.59226387659443) translate (13.911cm 10.729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draw:frame draw:style-name="gr4" draw:text-style-name="P1" draw:layer="layout" svg:width="2.2cm" svg:height="2.2cm" svg:x="8.712cm" svg:y="6.8cm">
          <draw:image xlink:href="Pictures/1000020100000096000000969FFD527E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cm">
          <draw:image xlink:href="Pictures/100002010000009600000096A43ECDD3.png" xlink:type="simple" xlink:show="embed" xlink:actuate="onLoad">
            <text:p/>
          </draw:image>
        </draw:frame>
        <draw:frame draw:style-name="gr6" draw:text-style-name="P3" draw:layer="layout" svg:width="6.2cm" svg:height="1.631cm" svg:x="20cm" svg:y="9.585cm">
          <draw:text-box>
            <text:p><text:span text:style-name="T1">PATTERN</text:span></text:p>
          </draw:text-box>
        </draw:frame>
        <draw:frame draw:style-name="gr6" draw:text-style-name="P3" draw:layer="layout" svg:width="6.8cm" svg:height="1.631cm" svg:x="12.3cm" svg:y="16.2cm">
          <draw:text-box>
            <text:p><text:span text:style-name="T1">PROCESS</text:span></text:p>
          </draw:text-box>
        </draw:frame>
        <draw:frame draw:style-name="gr6" draw:text-style-name="P3" draw:layer="layout" svg:width="3.8cm" svg:height="1.631cm" svg:x="8.4cm" svg:y="9.585cm">
          <draw:text-box>
            <text:p><text:span text:style-name="T1">DATA</text:span></text:p>
          </draw:text-box>
        </draw:fram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9B12E0F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draw:frame draw:style-name="gr4" draw:text-style-name="P1" draw:layer="layout" svg:width="2.2cm" svg:height="2.2cm" svg:x="8.712cm" svg:y="6.8cm">
          <draw:image xlink:href="Pictures/1000020100000096000000969FFD527E.png" xlink:type="simple" xlink:show="embed" xlink:actuate="onLoad">
            <text:p/>
          </draw:image>
        </draw:frame>
        <draw:frame draw:style-name="gr4" draw:text-style-name="P1" draw:layer="layout" svg:width="2.112cm" svg:height="2.112cm" svg:x="19.2cm" svg:y="6.8cm">
          <draw:image xlink:href="Pictures/100002010000009600000096A43ECDD3.png" xlink:type="simple" xlink:show="embed" xlink:actuate="onLoad">
            <text:p/>
          </draw:image>
        </draw:frame>
        <draw:frame draw:style-name="gr6" draw:text-style-name="P3" draw:layer="layout" svg:width="6.2cm" svg:height="1.631cm" svg:x="20cm" svg:y="9.585cm">
          <draw:text-box>
            <text:p><text:span text:style-name="T1">PATTERN</text:span></text:p>
          </draw:text-box>
        </draw:frame>
        <draw:frame draw:style-name="gr6" draw:text-style-name="P3" draw:layer="layout" svg:width="6.8cm" svg:height="1.631cm" svg:x="12.3cm" svg:y="16.2cm">
          <draw:text-box>
            <text:p><text:span text:style-name="T1">PROCESS</text:span></text:p>
          </draw:text-box>
        </draw:frame>
        <draw:frame draw:style-name="gr6" draw:text-style-name="P3" draw:layer="layout" svg:width="3.8cm" svg:height="1.631cm" svg:x="8.4cm" svg:y="9.585cm">
          <draw:text-box>
            <text:p><text:span text:style-name="T1">DATA</text:span></text:p>
          </draw:text-box>
        </draw:fram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draw:frame draw:style-name="gr4" draw:text-style-name="P1" draw:layer="layout" svg:width="2.312cm" svg:height="2.312cm" svg:x="8.6cm" svg:y="17cm">
          <draw:image xlink:href="Pictures/1000020100000096000000969B12E0F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draw:frame draw:style-name="gr1" draw:text-style-name="P1" draw:layer="layout" svg:width="9.4cm" svg:height="7.399cm" svg:x="0.2cm" svg:y="0.655cm">
          <draw:image xlink:href="Pictures/10000000000003E8000003E868F4AC2A.png" xlink:type="simple" xlink:show="embed" xlink:actuate="onLoad">
            <text:p/>
          </draw:image>
        </draw:frame>
        <draw:frame draw:style-name="gr4" draw:text-style-name="P1" draw:layer="layout" svg:width="7.305cm" svg:height="4.454cm" svg:x="19.895cm" svg:y="3.6cm">
          <draw:image xlink:href="Pictures/10000000000002CB000001B416B1266E.png" xlink:type="simple" xlink:show="embed" xlink:actuate="onLoad">
            <text:p/>
          </draw:image>
        </draw:frame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draw:frame draw:style-name="gr6" draw:text-style-name="P3" draw:layer="layout" svg:width="6.2cm" svg:height="1.631cm" svg:x="20cm" svg:y="9.585cm">
          <draw:text-box>
            <text:p><text:span text:style-name="T1">PATTERN</text:span></text:p>
          </draw:text-box>
        </draw:frame>
        <draw:frame draw:style-name="gr6" draw:text-style-name="P3" draw:layer="layout" svg:width="6.8cm" svg:height="1.631cm" svg:x="12.3cm" svg:y="16.2cm">
          <draw:text-box>
            <text:p><text:span text:style-name="T1">PROCESS</text:span></text:p>
          </draw:text-box>
        </draw:frame>
        <draw:frame draw:style-name="gr6" draw:text-style-name="P3" draw:layer="layout" svg:width="3.8cm" svg:height="1.631cm" svg:x="8.4cm" svg:y="9.585cm">
          <draw:text-box>
            <text:p><text:span text:style-name="T1">DATA</text:span></text:p>
          </draw:text-box>
        </draw:frame>
        <draw:frame draw:style-name="gr4" draw:text-style-name="P1" draw:layer="layout" svg:width="8.468cm" svg:height="3.881cm" svg:x="2.2cm" svg:y="13.919cm">
          <draw:image xlink:href="Pictures/100000000000067A000002F893000C02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1T0">
        <draw:frame draw:style-name="gr4" draw:text-style-name="P1" draw:layer="layout" svg:width="5.764cm" svg:height="3.939cm" svg:x="12.818cm" svg:y="1.861cm">
          <draw:image xlink:href="Pictures/10000201000002F600000206ADF2004F.png" xlink:type="simple" xlink:show="embed" xlink:actuate="onLoad">
            <text:p/>
          </draw:image>
        </draw:frame>
        <draw:frame draw:style-name="gr4" draw:text-style-name="P1" draw:layer="layout" svg:width="2.368cm" svg:height="2.368cm" svg:x="14.516cm" svg:y="11.4cm">
          <draw:image xlink:href="Pictures/100002010000009600000096822B608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Carrignon</meta:initial-creator>
    <meta:creation-date>2016-05-16T14:01:22.822652526</meta:creation-date>
    <dc:date>2016-05-31T23:27:45.897580362</dc:date>
    <dc:creator>Simon Carrignon</dc:creator>
    <meta:editing-duration>PT5H54M8S</meta:editing-duration>
    <meta:editing-cycles>6</meta:editing-cycles>
    <meta:generator>LibreOffice/4.3.3.2$Linux_X86_64 LibreOffice_project/430m0$Build-2</meta:generator>
    <meta:document-statistic meta:object-count="124"/>
  </office:meta>
</office:document-meta>
</file>